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weight="normal" officeooo:rsid="000a0f1b" officeooo:paragraph-rsid="000a0f1b" style:font-weight-asian="normal" style:font-weight-complex="normal"/>
    </style:style>
    <style:style style:name="P3" style:family="paragraph" style:parent-style-name="Standard">
      <style:text-properties fo:font-weight="bold" officeooo:rsid="000a0f1b" officeooo:paragraph-rsid="000a0f1b" style:font-weight-asian="bold" style:font-weight-complex="bold"/>
    </style:style>
    <style:style style:name="P4" style:family="paragraph" style:parent-style-name="Standard">
      <style:text-properties fo:font-weight="normal" officeooo:rsid="000a0f1b" officeooo:paragraph-rsid="000a0f1b" style:font-weight-asian="normal" style:font-weight-complex="normal"/>
    </style:style>
    <style:style style:name="T1" style:family="text">
      <style:text-properties fo:color="#12488b" loext:opacity="100%" fo:font-weight="bold"/>
    </style:style>
    <style:style style:name="T2" style:family="text">
      <style:text-properties fo:color="#26a269" loext:opacity="100%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WORDS WITH LENGTH GREATER THAN <text:s/>FIVE</text:p>
      <text:p text:style-name="P3"/>
      <text:p text:style-name="P3"/>
      <text:p text:style-name="P4">%{</text:p>
      <text:p text:style-name="P4">int count = 0;</text:p>
      <text:p text:style-name="P4">%}</text:p>
      <text:p text:style-name="P4">%%</text:p>
      <text:p text:style-name="P4">[a-zA-Z]* {if(yyleng&gt;5 &amp;&amp; yyleng&lt;100){count++;printf("%s letters greter than five \n",yytext);}}</text:p>
      <text:p text:style-name="P4">.</text:p>
      <text:p text:style-name="P4">\n {return 0;}</text:p>
      <text:p text:style-name="P4">%%</text:p>
      <text:p text:style-name="P4">int main()</text:p>
      <text:p text:style-name="P4">{</text:p>
      <text:p text:style-name="P4">yylex();</text:p>
      <text:p text:style-name="P4">printf("\nNumber of words with letter greater than five - %d\n",count);</text:p>
      <text:p text:style-name="P4">return 0;</text:p>
      <text:p text:style-name="P4">}</text:p>
      <text:p text:style-name="P4"/>
      <text:p text:style-name="P4"/>
      <text:p text:style-name="P4">OUTPUT</text:p>
      <text:p text:style-name="P2"><text:span text:style-name="T1">eater_than_5</text:span>$ lex word_lenght.lex</text:p>
      <text:p text:style-name="Preformatted_20_Text"><text:span text:style-name="T2">vml21cs183@llb29-System-Product-Name</text:span>:<text:span text:style-name="T1">~/Desktop/Vivek Rajeev V/Programs/length_greater_than_5</text:span>$ gcc lex.yy.c -ll</text:p>
      <text:p text:style-name="Preformatted_20_Text"><text:span text:style-name="T2">vml21cs183@llb29-System-Product-Name</text:span>:<text:span text:style-name="T1">~/Desktop/Vivek Rajeev V/Programs/length_greater_than_5</text:span>$ ./a.out</text:p>
      <text:p text:style-name="Preformatted_20_Text">Good Morning to all</text:p>
      <text:p text:style-name="Preformatted_20_Text">Morning letters greter than five </text:p>
      <text:p text:style-name="Preformatted_20_Text"/>
      <text:p text:style-name="Preformatted_20_Text">Number of words with letter greater than five - 1</text:p>
      <text:p text:style-name="Preformatted_20_Text"><text:span text:style-name="T2">vml21cs183@llb29-System-Product-Name</text:span>:<text:span text:style-name="T1">~/Desktop/Vivek Rajeev V/Programs/length_greater_than_5</text:span>$ ./a.out</text:p>
      <text:p text:style-name="Preformatted_20_Text">iiiiii iiiiiiii vvvvvvvv eh a viv</text:p>
      <text:p text:style-name="Preformatted_20_Text">iiiiii letters greter than five </text:p>
      <text:p text:style-name="Preformatted_20_Text">iiiiiiii letters greter than five </text:p>
      <text:p text:style-name="P1">vvvvvvvv letters greter than five 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0:54:40.429112192</meta:creation-date>
    <dc:date>2024-07-25T10:57:19.877133257</dc:date>
    <meta:editing-duration>PT2M39S</meta:editing-duration>
    <meta:editing-cycles>1</meta:editing-cycles>
    <meta:document-statistic meta:table-count="0" meta:image-count="0" meta:object-count="0" meta:page-count="1" meta:paragraph-count="27" meta:word-count="102" meta:character-count="857" meta:non-whitespace-character-count="774"/>
    <meta:generator>LibreOffice/7.3.7.2$Linux_X86_64 LibreOffice_project/30$Build-2</meta:generator>
  </office:meta>
</office:document-meta>
</file>